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officeooo:paragraph-rsid="000b308a"/>
    </style:style>
    <style:style style:name="P3" style:family="paragraph" style:parent-style-name="Normal">
      <style:text-properties officeooo:rsid="0009c90c" officeooo:paragraph-rsid="000b308a"/>
    </style:style>
    <style:style style:name="P4" style:family="paragraph" style:parent-style-name="Normal">
      <style:text-properties officeooo:rsid="000b308a" officeooo:paragraph-rsid="000b308a"/>
    </style:style>
    <style:style style:name="P5" style:family="paragraph" style:parent-style-name="Normal">
      <style:text-properties officeooo:paragraph-rsid="000b946e"/>
    </style:style>
    <style:style style:name="P6" style:family="paragraph" style:parent-style-name="Normal">
      <style:text-properties officeooo:paragraph-rsid="000c543e"/>
    </style:style>
    <style:style style:name="P7" style:family="paragraph" style:parent-style-name="Normal">
      <style:text-properties officeooo:rsid="000c543e" officeooo:paragraph-rsid="000c543e"/>
    </style:style>
    <style:style style:name="P8" style:family="paragraph" style:parent-style-name="Normal">
      <style:text-properties officeooo:paragraph-rsid="000db026"/>
    </style:style>
    <style:style style:name="P9" style:family="paragraph" style:parent-style-name="Normal">
      <style:text-properties officeooo:rsid="000db026" officeooo:paragraph-rsid="000db026"/>
    </style:style>
    <style:style style:name="P10" style:family="paragraph" style:parent-style-name="Heading_20_1" style:master-page-name="MP0">
      <style:paragraph-properties style:page-number="auto" fo:break-before="page"/>
    </style:style>
    <style:style style:name="P11" style:family="paragraph" style:parent-style-name="Normal">
      <style:paragraph-properties fo:break-before="page"/>
    </style:style>
    <style:style style:name="T1" style:family="text">
      <style:text-properties fo:font-style="italic" style:font-style-asian="italic"/>
    </style:style>
    <style:style style:name="T2" style:family="text">
      <style:text-properties officeooo:rsid="000b946e"/>
    </style:style>
    <style:style style:name="T3" style:family="text">
      <style:text-properties officeooo:rsid="000ba6e5"/>
    </style:style>
    <style:style style:name="T4" style:family="text">
      <style:text-properties officeooo:rsid="000c543e"/>
    </style:style>
    <style:style style:name="T5" style:family="text">
      <style:text-properties officeooo:rsid="000e1418"/>
    </style:style>
    <style:style style:name="T6" style:family="text">
      <style:text-properties officeooo:rsid="000fd7b8"/>
    </style:style>
    <style:style style:name="T7" style:family="text">
      <style:text-properties officeooo:rsid="0010aa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P2">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 </text:p>
      <text:p text:style-name="P3">[B-roll]</text:p>
      <text:p text:style-name="P2">The cursor changes to “G” and if you type any of the numbers 1 through 8, the graphic character on those keys will appear on the screen. If you hold down Caps Shift while pressing the number, the inverse character is printed.</text:p>
      <text:p text:style-name="P4">[back to slide]</text:p>
      <text:p text:style-name="P5">Because these characters are still 8x8 bitmaps just like the rest of the character set, <text:span text:style-name="T2">[build] </text:span>the quasi-pixels in these 2-by-2 patterns are actually 4-by-4 pixels of solid colors, and use the current paper and ink colors. So these 4 chunky quasi-pixels <text:span text:style-name="T2">[build] </text:span>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text:span text:style-name="T3">[build] </text:span>Hex 81 through 87 match up with number keys 1 through 7, but the rest are just inverses of those seven, and then all paper at hex $80 and all ink at hex $8F, which gives you all the different permutation of 2-by-2 bitmaps. <text:span text:style-name="T3">[build] </text:span>So, printing hex $83 using the RST $10 routine will print the graphics character on the 3 key, which is all ink on the top half, and all paper on the bottom half. <text:span text:style-name="T3">[build] </text:span>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text:span text:style-name="T4">Memory Map</text:span>]</text:p>
      <text:p text:style-name="P6">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 </text:p>
      <text:p text:style-name="P7">[cut to slide 5 - UDG]</text:p>
      <text:p text:style-name="P8">At startup, the bitmaps for letters A through U are copied from ROM to this part of RAM, but then you can overwrite them at any time to make up to 21 8-by-8 bitmap characters of your own design. </text:p>
      <text:p text:style-name="P9">[B roll]</text:p>
      <text:p text:style-name="P8">You can define these with a series of POKE commands in BASIC, in conjunction with the USR function to get the starting address for the UDG glyph you want to overwrite. <text:span text:style-name="T6">Here we can see how we can make the UDG O glyph turn into an 8 by just changing line 3.</text:span></text:p>
      <text:p text:style-name="P9">[back to slide]</text:p>
      <text:p text:style-name="P8">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text:span text:style-name="T5">[build]</text:span> but this time using the hex codes $90 through $A4. And then once the character is printed, the glyph can be changed and printed again, giving you a new 8-by-8 bitmap while not changing the earlier one that was printed using the same code. <text:span text:style-name="T7">[build] We can see that happen here in this short example, where we print out UDG O twice, once using the original glyph and then changing it to 8 like we did in BASIC. You can see how we now have the ability to use constants for the character code and the bitmap address, and even use binary to define a line of pixels.</text:span>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text:span text:style-name="T7">s</text:span> do, and games in particular rarely use UDGs for graphics.</text:p>
      <text:p text:style-name="Normal"/>
      <text:p text:style-name="P1">[cut to slide <text:span text:style-name="T4">6</text:span>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text:span text:style-name="T4">7</text:span> – screen coordinate to address]</text:p>
      <text:p text:style-name="Normal"/>
      <text:p text:style-name="P1"/>
      <text:p text:style-name="Normal">[cut to Atom, graphics.asm zoomed to 25 lines]</text:p>
      <text:p text:style-name="Normal">As usual, we start our assembly code file by specifying the 48k Spectrum as our target machine and beginning our code at hex 8000. </text:p>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title/>
    <dc:description/>
    <dc:subject/>
    <meta:initial-creator>MATTHEW HEFFERNAN</meta:initial-creator>
    <meta:creation-date>2022-03-15T15:40:00Z</meta:creation-date>
    <dc:date>2022-03-26T01:12:27.660401253</dc:date>
    <meta:editing-cycles>15</meta:editing-cycles>
    <meta:editing-duration>PT16H17M44S</meta:editing-duration>
    <meta:document-statistic meta:table-count="0" meta:image-count="0" meta:object-count="0" meta:page-count="4" meta:paragraph-count="36" meta:word-count="1621" meta:character-count="8873" meta:non-whitespace-character-count="7280"/>
    <meta:template xlink:type="simple" xlink:actuate="onRequest" xlink:title="" xlink:href="Normal.dotm"/>
  </office:meta>
</office:document-meta>
</file>